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top="0.0694in" fo:margin-bottom="0.0694in" fo:line-height="100%"/>
    </style:style>
    <style:style style:name="T3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" style:parent-style-name="Normá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margin-bottom="0in" fo:line-height="100%"/>
    </style:style>
    <style:style style:name="T30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31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32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33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4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5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6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7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8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9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0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1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2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3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4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5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6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7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8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9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0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1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2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3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4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5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6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7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8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9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0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1" style:parent-style-name="Normá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2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P63" style:parent-style-name="Normál" style:family="paragraph">
      <style:paragraph-properties fo:margin-bottom="0in" fo:line-height="100%"/>
    </style:style>
    <style:style style:name="T64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65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6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7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8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9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0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1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2" style:parent-style-name="Normál" style:family="paragraph">
      <style:paragraph-properties fo:margin-bottom="0in" fo:line-height="100%"/>
    </style:style>
    <style:style style:name="T73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74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5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6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7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8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9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0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1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2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3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4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5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6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7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8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9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0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1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2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3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4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5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6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7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8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9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0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1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2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3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4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5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6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7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8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9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0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1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2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3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4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5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6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7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8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9" style:parent-style-name="Normá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31" style:parent-style-name="Bekezdésalapbetűtípusa" style:family="text">
      <style:text-properties fo:background-color="#FFFF00"/>
    </style:style>
    <style:style style:name="T132" style:parent-style-name="Bekezdésalapbetűtípusa" style:family="text">
      <style:text-properties fo:background-color="#FFFF00"/>
    </style:style>
  </office:automatic-styles>
  <office:body>
    <office:text text:use-soft-page-breaks="true">
      <text:p text:style-name="P1"/>
      <text:p text:style-name="P2"><text:a office:title="agazati_vizsga" xlink:href="http://szit.hu/int/doku.php?id=agazati_vizsga" office:target-frame-name="_top" xlink:show="replace"><text:span text:style-name="T3">&lt; Ágazati vizsga</text:span></text:a><text:span text:style-name="T4"><text:s/></text:span></text:p>
      <text:h text:style-name="P5" text:outline-level="1">http://szit.hu/int/doku.php?id=agazati_vizsga:programozas</text:h>
      <text:h text:style-name="P6" text:outline-level="1">Programozás</text:h>
      <text:h text:style-name="P7" text:outline-level="3">3 feladatrész</text:h>
      <text:p text:style-name="P8">Lennie kell osztály használatnak,<text:s/>modulhasználatnak, fájlkezelésnek.<text:s/></text:p>
      <text:list text:style-name="LFO1" text:continue-numbering="true">
        <text:list-item>
          <text:p text:style-name="P9">18 pont</text:p>
        </text:list-item>
      </text:list>
      <text:p text:style-name="P10">A következő feladatban eladó kocsik adatait tároljuk egy fájlban. A fájl beolvasása után, ki kell íratnia azoknak a kocsiknak az adatait, amelyek ára kevesebb mint 1 millió. Utána ki kell íratnia egy újabb sorban, azokat amik 1 millió forint alatti áron vannak és fehérek.<text:s/></text:p>
      <text:list text:style-name="LFO2" text:continue-numbering="true">
        <text:list-item>
          <text:p text:style-name="P11">Írjon programot, eladas.py néven.<text:s/></text:p>
        </text:list-item>
        <text:list-item>
          <text:p text:style-name="P12">A programot Objektum Orientáltan kell megoldania.</text:p>
        </text:list-item>
        <text:list-item>
          <text:p text:style-name="P13">A program forráskódjában szerepeljen megjegyzésben és külön kiíratva:</text:p>
          <text:list text:continue-numbering="true">
            <text:list-item>
              <text:p text:style-name="P14">neve</text:p>
            </text:list-item>
            <text:list-item>
              <text:p text:style-name="P15">osztálya</text:p>
            </text:list-item>
            <text:list-item>
              <text:p text:style-name="P16">készítés dátuma</text:p>
            </text:list-item>
          </text:list>
        </text:list-item>
        <text:list-item>
          <text:p text:style-name="P17">A<text:s/>járművek számára hozzon létre egy külön osztályt Jarmu néven, külön fájlba.</text:p>
          <text:list text:continue-numbering="true">
            <text:list-item>
              <text:p text:style-name="P18">Az adattárolásnál használja Jarmu osztályt.</text:p>
            </text:list-item>
          </text:list>
        </text:list-item>
        <text:list-item>
          <text:p text:style-name="P19">Olvassa be a következő fájl tartalmát, tárolja el egy megfelelő adatszerkezetben.</text:p>
          <text:list text:continue-numbering="true">
            <text:list-item>
              <text:p text:style-name="P20">Ügyeljen arra, hogy az első sor a mezőneveket tartalmazza.</text:p>
            </text:list-item>
          </text:list>
        </text:list-item>
        <text:list-item>
          <text:p text:style-name="P21">Írjon tagfüggvényt, amely megszámolja hány fehér jármű van.</text:p>
          <text:list text:continue-numbering="true">
            <text:list-item>
              <text:p text:style-name="P22">A tagfüggvény neve feher() legyen.</text:p>
            </text:list-item>
            <text:list-item>
              <text:p text:style-name="P23">Az eredményt írassa a képernyőre.</text:p>
            </text:list-item>
          </text:list>
        </text:list-item>
        <text:list-item>
          <text:p text:style-name="P24">Írjon tagfüggvényt olcso() néven</text:p>
          <text:list text:continue-numbering="true">
            <text:list-item>
              <text:p text:style-name="P25">A tagfüggvény, írja ki azoknak a kocsiknak az adatait, amelyek ára kevesebb mint 1 millió.</text:p>
              <text:list text:continue-numbering="true">
                <text:list-item>
                  <text:p text:style-name="P26">Kiírva csak a rendszám, szín és márka legyen.</text:p>
                </text:list-item>
              </text:list>
            </text:list-item>
          </text:list>
        </text:list-item>
        <text:list-item>
          <text:p text:style-name="P27">Írjon újabb tagfüggvényt feherOlcso() néven, amely</text:p>
          <text:list text:continue-numbering="true">
            <text:list-item>
              <text:p text:style-name="P28">kiírja azoknak a kocsiknak az adatait egy feherOlcso.txt fájlba, amelyek olcsóbbak mint 1 millió és fehér színűek.<text:s/></text:p>
            </text:list-item>
          </text:list>
        </text:list-item>
      </text:list>
      <text:p text:style-name="P29"><text:a office:title="Kódrészlet letöltése" xlink:href="http://szit.hu/int/doku.php?do=export_code&amp;id=agazati_vizsga:programozas&amp;codeblock=2" office:target-frame-name="_top" xlink:show="replace"><text:span text:style-name="T30">jar</text:span><text:bookmark-start text:name="_Hlt61975146"/><text:bookmark-start text:name="_Hlt61975147"/><text:span text:style-name="T31">m</text:span><text:bookmark-end text:name="_Hlt61975146"/><text:bookmark-end text:name="_Hlt61975147"/><text:span text:style-name="T32">u.txt</text:span></text:a></text:p>
      <text:p text:style-name="P33">No:Rendszám:Szín:Márka:Ár</text:p>
      <text:p text:style-name="P34">1:lbc-343:piros:Audi:1850000</text:p>
      <text:p text:style-name="P35">2:kba-834:fehér:Ford:1270000</text:p>
      <text:p text:style-name="P36">3:jae-824:kék:Opel:1500000</text:p>
      <text:p text:style-name="P37">4:hdk-128:fehér:Ford:1250000</text:p>
      <text:p text:style-name="P38">5:jbm-572:kék:Opel:970000</text:p>
      <text:p text:style-name="P39">6:ndk-384:piros:Toyota:2350000</text:p>
      <text:p text:style-name="P40">7:fda-388:fehér:Opel:870000</text:p>
      <text:p text:style-name="P41">8:dma-834:fehér:Toyota:870000</text:p>
      <text:p text:style-name="P42">9:dnk-123:fehér:Opel:910000</text:p>
      <text:p text:style-name="P43">Pontozás:<text:s/></text:p>
      <text:soft-page-break/>
      <text:list text:style-name="LFO3" text:continue-numbering="true">
        <text:list-item>
          <text:p text:style-name="P44">Létrehoz programot jarmu.py néven, a program hibaüzenet nélkül lefut.</text:p>
        </text:list-item>
        <text:list-item>
          <text:p text:style-name="P45">Létrehozta a Jarmu osztályt külön fájlban.</text:p>
        </text:list-item>
        <text:list-item>
          <text:p text:style-name="P46">A Jarmu osztályban minden adat eltárolható.</text:p>
        </text:list-item>
        <text:list-item>
          <text:p text:style-name="P47">Adatszerkezetet hoz létre, a Jarmu osztályú objektumok tárolására.</text:p>
        </text:list-item>
        <text:list-item>
          <text:p text:style-name="P48">Megnyitotta a mellékelt fájlt olvasásra.</text:p>
        </text:list-item>
        <text:list-item>
          <text:p text:style-name="P49">Beolvas legalább egy sort.</text:p>
        </text:list-item>
        <text:list-item>
          <text:p text:style-name="P50">Beolvassa a fájl összes sorát.</text:p>
        </text:list-item>
        <text:list-item>
          <text:p text:style-name="P51">Ciklusban olvassa be a fájl minden sorát.</text:p>
        </text:list-item>
        <text:list-item>
          <text:p text:style-name="P52">A beolvasott sorokat legalább egyet eltárol megfelelő objektumban.</text:p>
        </text:list-item>
        <text:list-item>
          <text:p text:style-name="P53">Az összes sort eltárolja megfelelő adatszerkezetben.</text:p>
        </text:list-item>
        <text:list-item>
          <text:p text:style-name="P54">Az adatok tárolására használja Jarmu osztályt.</text:p>
        </text:list-item>
        <text:list-item>
          <text:p text:style-name="P55">feher() nevű tagfüggvény hozott létre.<text:s/></text:p>
        </text:list-item>
        <text:list-item>
          <text:p text:style-name="P56">A feher() tagfüggvény kiírja a fehér kocsik számát</text:p>
        </text:list-item>
        <text:list-item>
          <text:p text:style-name="P57">olcso() nevű tagfüggvényt írt, amely bejárja az eltárolt járművek adatait.</text:p>
        </text:list-item>
        <text:list-item>
          <text:p text:style-name="P58">Az olcso() tagfüggvény helyesen kiírja az 1 millió alatti kocsik adatait.</text:p>
        </text:list-item>
        <text:list-item>
          <text:p text:style-name="P59">feherOlcso() tagfüggvényt írt, mely bejárja az eltárolt<text:s/>járművek adatait.</text:p>
        </text:list-item>
        <text:list-item>
          <text:p text:style-name="P60">Az feherOlcso() tagfüggvény helyesen kiírja az 1 millió, fehér alatti kocsik adatait fájlba.</text:p>
        </text:list-item>
        <text:list-item>
          <text:p text:style-name="P61">A program beszédes, jól értelmezhetők kiírások.</text:p>
        </text:list-item>
      </text:list>
      <text:h text:style-name="P62" text:outline-level="4">Lehetséges megoldás</text:h>
      <text:p text:style-name="P63"><text:a office:title="Kódrészlet letöltése" xlink:href="http://szit.hu/int/doku.php?do=export_code&amp;id=agazati_vizsga:programozas&amp;codeblock=3" office:target-frame-name="_top" xlink:show="replace"><text:span text:style-name="T64">jarmu.py</text:span></text:a></text:p>
      <text:p text:style-name="P65">class Jarmu:</text:p>
      <text:p text:style-name="P66"><text:s text:c="4"/>def __init__(self, az, rendszam, szin, marka, ar):</text:p>
      <text:p text:style-name="P67"><text:s text:c="8"/>self.az = az</text:p>
      <text:p text:style-name="P68"><text:s text:c="8"/>self.rendszam = rendszam</text:p>
      <text:p text:style-name="P69"><text:s text:c="8"/>self.szin = szin</text:p>
      <text:p text:style-name="P70"><text:s text:c="8"/>self.marka = marka</text:p>
      <text:p text:style-name="P71"><text:s text:c="8"/>self.ar = ar</text:p>
      <text:p text:style-name="P72"><text:a office:title="Kódrészlet letöltése" xlink:href="http://szit.hu/int/doku.php?do=export_code&amp;id=agazati_vizsga:programozas&amp;codeblock=4" office:target-frame-name="_top" xlink:show="replace"><text:span text:style-name="T73">eladas.py</text:span></text:a></text:p>
      <text:p text:style-name="P74">from jarmu import Jarmu</text:p>
      <text:p text:style-name="P75"> </text:p>
      <text:p text:style-name="P76">class Eladas:</text:p>
      <text:p text:style-name="P77"><text:s text:c="4"/>def beolvas(self):</text:p>
      <text:p text:style-name="P78"><text:s text:c="8"/>self.jarmuvek = []</text:p>
      <text:p text:style-name="P79"><text:s text:c="8"/>fp = open('jarmu.txt', 'r')</text:p>
      <text:p text:style-name="P80"><text:s text:c="8"/>lines = fp.readlines() <text:s text:c="7"/></text:p>
      <text:p text:style-name="P81"><text:s text:c="8"/>for line in lines[1:]: <text:s text:c="11"/></text:p>
      <text:p text:style-name="P82"><text:s text:c="12"/>line = line.rstrip()</text:p>
      <text:p text:style-name="P83"><text:s text:c="12"/>(az, rendszam, szin, marka, ar) = line.split(':')</text:p>
      <text:p text:style-name="P84"><text:s text:c="12"/>jarmu = Jarmu(az, rendszam, szin, marka, int(ar))</text:p>
      <text:p text:style-name="P85"><text:s text:c="12"/>self.jarmuvek.append(jarmu)</text:p>
      <text:p text:style-name="P86"><text:s text:c="8"/>fp.close()</text:p>
      <text:p text:style-name="P87"> </text:p>
      <text:p text:style-name="P88"><text:s text:c="4"/>def feher(self):</text:p>
      <text:p text:style-name="P89"><text:s text:c="8"/>feherek = 0</text:p>
      <text:p text:style-name="P90"><text:s text:c="8"/>for jarmu in self.jarmuvek:</text:p>
      <text:p text:style-name="P91"><text:s text:c="12"/>if jarmu.szin == 'fehér':</text:p>
      <text:p text:style-name="P92"><text:s text:c="16"/>feherek += 1<text:s/></text:p>
      <text:soft-page-break/>
      <text:p text:style-name="P93"><text:s text:c="8"/>print('Fehérek:', feherek)</text:p>
      <text:p text:style-name="P94"> </text:p>
      <text:p text:style-name="P95"><text:s text:c="4"/>def olcso(self):</text:p>
      <text:p text:style-name="P96"><text:s text:c="8"/>print('Olcsók:')</text:p>
      <text:p text:style-name="P97"><text:s text:c="8"/>for jarmu in self.jarmuvek:</text:p>
      <text:p text:style-name="P98"><text:s text:c="12"/>if jarmu.ar &lt; 1000000:</text:p>
      <text:p text:style-name="P99"><text:s text:c="16"/>print(jarmu.rendszam, jarmu.szin, jarmu.ar);</text:p>
      <text:p text:style-name="P100"> </text:p>
      <text:p text:style-name="P101"><text:s text:c="4"/>def feherOlcso(self):</text:p>
      <text:p text:style-name="P102"><text:s text:c="8"/>print('Olcsó fehér járművek fájlba:')</text:p>
      <text:p text:style-name="P103"><text:s text:c="8"/>fp = open('feherOlcso.txt', 'w')</text:p>
      <text:p text:style-name="P104"><text:s text:c="8"/>for jarmu in self.jarmuvek:</text:p>
      <text:p text:style-name="P105"><text:s text:c="12"/>if int(jarmu.ar) &lt; 1000000 and jarmu.szin == 'fehér':</text:p>
      <text:p text:style-name="P106"><text:s text:c="16"/>fp.write(</text:p>
      <text:p text:style-name="P107"><text:s text:c="16"/>jarmu.az +<text:s/></text:p>
      <text:p text:style-name="P108"><text:s text:c="16"/>":" + jarmu.rendszam +<text:s/></text:p>
      <text:p text:style-name="P109"><text:s text:c="16"/>":" +<text:s/>jarmu.szin +<text:s/></text:p>
      <text:p text:style-name="P110"><text:s text:c="16"/>":" + jarmu.marka +<text:s/></text:p>
      <text:p text:style-name="P111"><text:s text:c="16"/>":" + jarmu.ar + "\n" <text:s text:c="15"/></text:p>
      <text:p text:style-name="P112"><text:s text:c="16"/>)</text:p>
      <text:p text:style-name="P113"><text:s text:c="8"/>fp.close()</text:p>
      <text:p text:style-name="P114"> </text:p>
      <text:p text:style-name="P115">eladas = Eladas()</text:p>
      <text:p text:style-name="P116">eladas.beolvas()</text:p>
      <text:p text:style-name="P117">eladas.feher()</text:p>
      <text:p text:style-name="P118">eladas.olcso()</text:p>
      <text:p text:style-name="P119">eladas.feherOlcso()</text:p>
      <text:p text:style-name="P120">Kimenet:<text:s/></text:p>
      <text:p text:style-name="P121">Fehérek: 5</text:p>
      <text:p text:style-name="P122">Olcsók:</text:p>
      <text:p text:style-name="P123">jbm-572 kék 970000</text:p>
      <text:p text:style-name="P124">fda-388 fehér 870000</text:p>
      <text:p text:style-name="P125">dma-834 fehér 870000</text:p>
      <text:p text:style-name="P126">dnk-123 fehér 910000</text:p>
      <text:p text:style-name="P127">Fehér olcsók:</text:p>
      <text:p text:style-name="P128">fda-388 fehér 870000</text:p>
      <text:p text:style-name="P129">dma-834 fehér 870000</text:p>
      <text:p text:style-name="P130">dnk-123 fehér 910000</text:p>
      <text:p text:style-name="Normál"/>
      <text:p text:style-name="Normál"/>
      <text:p text:style-name="Normál"/>
      <text:p text:style-name="Normál"/>
      <text:p text:style-name="Normál"/>
      <text:p text:style-name="Normál">"""A következő feladatban eladó kocsik adatait tároljuk egy fájlban. A fájl<text:s/>beolvasása után, ki kell íratnia azoknak a kocsiknak az adatait, amelyek ára kevesebb mint 1 millió. Utána ki kell íratnia egy újabb sorban, azokat amik 1 millió forint alatti áron vannak és fehérek.<text:s/></text:p>
      <text:p text:style-name="Normál">Mentés: eladas.py<text:s/></text:p>
      <text:p text:style-name="Normál">"""</text:p>
      <text:p text:style-name="Normál"/>
      <text:p text:style-name="Normál">## <text:s/>Talián Lászlóné, 2021-01-17, SZOFT I/1/E</text:p>
      <text:soft-page-break/>
      <text:p text:style-name="Normál">from jarmu import Jarmu</text:p>
      <text:p text:style-name="Normál"/>
      <text:p text:style-name="Normál">print('Talián Lászlóné, 2021-01-17, SZOFT I/1/E')</text:p>
      <text:p text:style-name="Normál">print('A 003 feladat megoldása')</text:p>
      <text:p text:style-name="Normál">print('.........................')</text:p>
      <text:p text:style-name="Normál">print('Agazati 003 mintafeladat megoldása')</text:p>
      <text:p text:style-name="Normál"/>
      <text:p text:style-name="Normál">print('Járművek eladása:')</text:p>
      <text:p text:style-name="Normál"/>
      <text:p text:style-name="Normál">class Eladas:</text:p>
      <text:p text:style-name="Normál"><text:tab/>def olvas_file(self):</text:p>
      <text:p text:style-name="Normál"><text:tab/><text:tab/>print("Beolvasas <text:s/>")</text:p>
      <text:p text:style-name="Normál"><text:s text:c="8"/>self.jarmuvek = []</text:p>
      <text:p text:style-name="Normál"><text:s text:c="8"/>fp = open('jarmu.txt', 'r')</text:p>
      <text:p text:style-name="Normál"><text:s text:c="8"/>lines = fp.readlines() <text:s text:c="7"/></text:p>
      <text:p text:style-name="Normál"><text:s text:c="8"/>for line in lines[1:]:<text:s/></text:p>
      <text:p text:style-name="Normál"><text:tab/><text:tab/><text:tab/><text:s/>line = line.rstrip()</text:p>
      <text:p text:style-name="Normál"><text:s text:c="12"/>(az, rendszam, szin, marka, ar) =<text:s/>line.split(':')</text:p>
      <text:p text:style-name="Normál"><text:s text:c="12"/>jarmu = Jarmu(az, rendszam, szin, marka, int(ar))</text:p>
      <text:p text:style-name="Normál"><text:s text:c="12"/>self.jarmuvek.append(jarmu)</text:p>
      <text:p text:style-name="Normál"><text:s text:c="9"/>fp.close() <text:s text:c="2"/></text:p>
      <text:p text:style-name="Normál"><text:s text:c="8"/><text:tab/><text:s text:c="8"/></text:p>
      <text:p text:style-name="Normál"><text:tab/>def feher(self):</text:p>
      <text:p text:style-name="Normál"><text:tab/><text:tab/>count = 0</text:p>
      <text:p text:style-name="Normál"><text:tab/><text:tab/>for jarmu in self.jarmuvek:</text:p>
      <text:p text:style-name="Normál"><text:tab/><text:tab/><text:tab/>if jarmu.szin == 'fehér':</text:p>
      <text:p text:style-name="Normál"><text:tab/><text:tab/><text:tab/><text:tab/>count += 1<text:s/></text:p>
      <text:p text:style-name="Normál"><text:s text:c="9"/>print('Fehér járművek:', count)</text:p>
      <text:p text:style-name="Normál"><text:tab/></text:p>
      <text:p text:style-name="Normál"><text:tab/>def olcso(self):</text:p>
      <text:p text:style-name="Normál"><text:s text:c="8"/>print('Olcsó járművek:')</text:p>
      <text:p text:style-name="Normál"><text:s text:c="8"/>for jarmu in self.jarmuvek:</text:p>
      <text:soft-page-break/>
      <text:p text:style-name="Normál"><text:s text:c="12"/>if int(jarmu.ar) &lt; 1000000:</text:p>
      <text:p text:style-name="Normál"><text:s text:c="16"/>print(jarmu.rendszam, jarmu.szin, jarmu.marka);</text:p>
      <text:p text:style-name="Normál"><text:s text:c="14"/><text:s text:c="2"/></text:p>
      <text:p text:style-name="Normál"><text:s text:c="6"/>def feherOlcso(self):</text:p>
      <text:p text:style-name="Normál"><text:s text:c="8"/>print('Olcsó fehér járművek fájlba:')</text:p>
      <text:p text:style-name="Normál"><text:s text:c="9"/>fp = open('feherOlcso.txt', 'w')</text:p>
      <text:p text:style-name="Normál"><text:s text:c="9"/>for jarmu in self.jarmuvek:</text:p>
      <text:p text:style-name="Normál"><text:s text:c="13"/>if int(jarmu.ar) &lt; 1000000 and jarmu.szin == 'fehér':</text:p>
      <text:p text:style-name="Normál"><text:s text:c="8"/></text:p>
      <text:p text:style-name="Normál"><text:s text:c="8"/>for jarmu in<text:s/>self.jarmuvek:</text:p>
      <text:p text:style-name="Normál"><text:s text:c="12"/>if int(jarmu.ar) &lt; 1000000 and jarmu.szin == 'fehér':</text:p>
      <text:p text:style-name="Normál"><text:tab/><text:tab/><text:tab/><text:tab/></text:p>
      <text:p text:style-name="Normál"><text:s text:c="16"/>fp.write(</text:p>
      <text:p text:style-name="Normál"><text:s text:c="16"/>jarmu.az +<text:s/></text:p>
      <text:p text:style-name="Normál"><text:s text:c="16"/>":" + jarmu.rendszam +<text:s/></text:p>
      <text:p text:style-name="Normál"><text:s text:c="16"/>":" + jarmu.szin +<text:s/></text:p>
      <text:p text:style-name="Normál"><text:s text:c="16"/>":" + jarmu.marka +<text:s/></text:p>
      <text:p text:style-name="Normál"><text:s text:c="3"/><text:s text:c="13"/>":" + jarmu.ar + "\n" <text:s text:c="15"/></text:p>
      <text:p text:style-name="Normál"><text:s text:c="16"/>)</text:p>
      <text:p text:style-name="Normál"><text:s text:c="8"/>fp.close()</text:p>
      <text:p text:style-name="Normál"><text:s/></text:p>
      <text:p text:style-name="Normál"><text:s text:c="2"/></text:p>
      <text:p text:style-name="Normál">eladas = Eladas()</text:p>
      <text:p text:style-name="Normál">eladas.olvas_file()</text:p>
      <text:p text:style-name="Normál">eladas.feher()</text:p>
      <text:p text:style-name="Normál">eladas.olcso()</text:p>
      <text:p text:style-name="Normál"/>
      <text:p text:style-name="Normál">eladas.feherOlcso()</text:p>
      <text:p text:style-name="Normál"/>
      <text:p text:style-name="Normál"/>
      <text:p text:style-name="Normál"><text:span text:style-name="T131">class Jarmu:</text:span></text:p>
      <text:p text:style-name="Normál"><text:tab/>pass:</text:p>
      <text:soft-page-break/>
      <text:p text:style-name="Normál"><text:tab/><text:s/>def __init__(self, az, rendszam, szin, marka, ar):</text:p>
      <text:p text:style-name="Normál"><text:s text:c="8"/>self.az = az</text:p>
      <text:p text:style-name="Normál"><text:s text:c="8"/>self.rendszam = rendszam</text:p>
      <text:p text:style-name="Normál"><text:s text:c="8"/>self.szin = szin</text:p>
      <text:p text:style-name="Normál"><text:s text:c="8"/>self.marka = marka</text:p>
      <text:p text:style-name="Normál"><text:s text:c="8"/>self.ar = ar</text:p>
      <text:p text:style-name="Normál"/>
      <text:p text:style-name="Normál"><text:span text:style-name="T132">No:Rendszám:Szín:Márka:Ár</text:span></text:p>
      <text:p text:style-name="Normál">1:lbc-343:piros:Audi:1850000</text:p>
      <text:p text:style-name="Normál">2:kba-834:fehér:Ford:1270000</text:p>
      <text:p text:style-name="Normál">3:jae-824:kék:Opel:1500000</text:p>
      <text:p text:style-name="Normál">4:hdk-128:fehér:Ford:1250000</text:p>
      <text:p text:style-name="Normál">5:jbm-572:kék:Opel:970000</text:p>
      <text:p text:style-name="Normál">6:ndk-384:piros:Toyota:2350000</text:p>
      <text:p text:style-name="Normál">7:fda-388:fehér:Opel:870000</text:p>
      <text:p text:style-name="Normál">8:dma-834:fehér:Toyota:870000</text:p>
      <text:p text:style-name="Normál">9:dnk-123:fehér:Opel:910000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4T12:52:00Z</meta:creation-date>
    <dc:date>2021-01-24T12:52:00Z</dc:date>
    <meta:template xlink:href="Normal" xlink:type="simple"/>
    <meta:editing-cycles>2</meta:editing-cycles>
    <meta:editing-duration>PT2400S</meta:editing-duration>
    <meta:document-statistic meta:page-count="6" meta:paragraph-count="14" meta:word-count="939" meta:character-count="7405" meta:row-count="54" meta:non-whitespace-character-count="6480"/>
  </office:meta>
</office:document-meta>
</file>